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text-line-through-style="solid" style:text-line-through-type="single"/>
    </style:style>
    <style:style style:name="T1" style:family="text">
      <style:text-properties fo:font-variant="normal" fo:text-transform="none" fo:color="#0f1115" style:font-name="quote-cjk-patch" fo:font-size="9.60000038146973pt" fo:letter-spacing="normal" fo:font-style="normal" fo:font-weight="normal"/>
    </style:style>
    <style:style style:name="T2" style:family="text">
      <style:text-properties fo:font-variant="normal" fo:text-transform="none" fo:color="#0f1115" fo:letter-spacing="normal" style:font-name-asian="quote-cjk-patch" style:font-size-asian="9.60000038146973pt" style:font-style-asian="normal" style:font-weight-asian="normal"/>
    </style:style>
    <style:style style:name="T3" style:family="text">
      <style:text-properties officeooo:rsid="0008e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<text:span text:style-name="T3">1、</text:span>Python编程中的一个重要设计模式：</text:p>
      <text:p text:style-name="P1"><text:span text:style-name="T3">1） </text:span>第1章: 人物介绍 (class定义)</text:p>
      <text:p text:style-name="P1"><text:span text:style-name="T3">2） </text:span>第2章: 背景设定 (方法定义) <text:s/></text:p>
      <text:p text:style-name="P1"><text:span text:style-name="T3">3） </text:span>第3章: 情节发展 (各种函数)</text:p>
      <text:p text:style-name="P1"><text:span text:style-name="T3">4） </text:span>...</text:p>
      <text:p text:style-name="P1"><text:span text:style-name="T3">5） </text:span>最后一章: 故事开始！(if __name__ == '__main__':)</text:p>
      <text:p text:style-name="P1"/>
      <text:p text:style-name="P1">--<text:span text:style-name="T3">2、步骤1：Python解释器启动</text:span></text:p>
      <text:p text:style-name="P1"># 解释器开始读取文件...</text:p>
      <text:p text:style-name="P1">#!/usr/bin/env python3</text:p>
      <text:p text:style-name="P1">from __future__ import print_function</text:p>
      <text:p text:style-name="P1">import roslib</text:p>
      <text:p text:style-name="P1"># ... 所有import语句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31T11:32:59.233775886</meta:creation-date>
    <meta:generator>LibreOffice/6.4.7.2$Linux_X86_64 LibreOffice_project/40$Build-2</meta:generator>
    <dc:date>2026-01-13T19:21:42.441860470</dc:date>
    <meta:editing-duration>PT2M19S</meta:editing-duration>
    <meta:editing-cycles>1</meta:editing-cycles>
    <meta:document-statistic meta:table-count="0" meta:image-count="0" meta:object-count="0" meta:page-count="1" meta:paragraph-count="12" meta:word-count="121" meta:character-count="254" meta:non-whitespace-character-count="229"/>
  </office:meta>
</office:document-meta>
</file>